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3244" calcext:value-type="float">
            <text:p>32.81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0904" calcext:value-type="float">
            <text:p>31.8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6756" calcext:value-type="float">
            <text:p>31.95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7284" calcext:value-type="float">
            <text:p>30.84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18" calcext:value-type="float">
            <text:p>30.9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2408" calcext:value-type="float">
            <text:p>30.4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9668" calcext:value-type="float">
            <text:p>30.10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0964" calcext:value-type="float">
            <text:p>29.81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2676" calcext:value-type="float">
            <text:p>29.79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1924" calcext:value-type="float">
            <text:p>29.87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0588" calcext:value-type="float">
            <text:p>29.85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2468" calcext:value-type="float">
            <text:p>29.65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322" calcext:value-type="float">
            <text:p>29.57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4932" calcext:value-type="float">
            <text:p>29.55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9108" calcext:value-type="float">
            <text:p>29.43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938" calcext:value-type="float">
            <text:p>29.32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414" calcext:value-type="float">
            <text:p>29.31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794" calcext:value-type="float">
            <text:p>29.23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8588" calcext:value-type="float">
            <text:p>29.08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6808" calcext:value-type="float">
            <text:p>28.8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0948" calcext:value-type="float">
            <text:p>28.92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8004" calcext:value-type="float">
            <text:p>28.98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414" calcext:value-type="float">
            <text:p>29.31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19" calcext:value-type="float">
            <text:p>30.4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19" calcext:value-type="float">
            <text:p>30.4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3172" calcext:value-type="float">
            <text:p>30.71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2964" calcext:value-type="float">
            <text:p>30.57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6" meta:object-count="0"/>
    <meta:user-defined meta:name="AppVersion">3.0</meta:user-defined>
  </office:meta>
</office:document-meta>
</file>